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style:font-size-asian="16pt" style:font-size-complex="16pt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-1</text:p>
      <text:p text:style-name="P1"/>
      <text:p text:style-name="P1"/>
      <text:p text:style-name="P2">1)Thank You email:</text:p>
      <text:p text:style-name="P1">=&gt;</text:p>
      <text:p text:style-name="P2">Subject: Thank You for the Extra Classes <text:s/></text:p>
      <text:p text:style-name="P2"/>
      <text:p text:style-name="P2">Respected madam /sir, </text:p>
      <text:p text:style-name="P2"/>
      <text:p text:style-name="P2">I hope this email finds you well. I just wanted to take a moment to sincerely thank you for the extra classes you’ve provided. Your dedication and willingness to go above and beyond to support my learning is truly appreciated. <text:s/></text:p>
      <text:p text:style-name="P2"/>
      <text:p text:style-name="P2">The additional sessions have been incredibly helpful in clarifying [specific topics/concepts], and I feel much more confident now thanks to your guidance. Your patience and expertise make a significant difference, and I’m very grateful for the extra time and effort you’ve put in. <text:s/></text:p>
      <text:p text:style-name="P2"/>
      <text:p text:style-name="P2">Thank you again for your support—it means a lot to me. Please let me know if there’s anything I can do in return. <text:s/></text:p>
      <text:p text:style-name="P2"/>
      <text:p text:style-name="P2">Best regards, <text:s/></text:p>
      <text:p text:style-name="P2">ayushi patel <text:s/></text:p>
      <text:p text:style-name="P2">class x </text:p>
      <text:p text:style-name="P2"/>
      <text:p text:style-name="P2">2)Apology Letter:</text:p>
      <text:p text:style-name="P2">=&gt;</text:p>
      <text:p text:style-name="P2">Subject:Sincere Apology for My Unauthorized Absence <text:s/></text:p>
      <text:p text:style-name="P2"/>
      <text:p text:style-name="P2">Dear <text:s/>Mr. Smith, <text:s/></text:p>
      <text:p text:style-name="P2"/>
      <text:p text:style-name="P2">I am writing to sincerely apologize for my absence on [date(25<text:span text:style-name="T1">th</text:span> january)] without prior notice or permission. I understand that my lack of communication was unprofessional and disruptive, and I take full responsibility for my actions. <text:s/></text:p>
      <text:p text:style-name="P2"/>
      <text:p text:style-name="P2"><text:soft-page-break/>I recognize the importance of attendance and communication, and I assure you this will not happen again. I will ensure to follow proper procedures in the future, whether notifying you in advance or submitting a formal request if needed. <text:s/></text:p>
      <text:p text:style-name="P2"/>
      <text:p text:style-name="P2">Thank you for your understanding, and please let me know if there’s anything I can do to make up for the missed class. I appreciate your patience and guidance. <text:s/></text:p>
      <text:p text:style-name="P2"/>
      <text:p text:style-name="P2">Sincerely, <text:s/></text:p>
      <text:p text:style-name="P2">neema sevak</text:p>
      <text:p text:style-name="P2"><text:s/>sales employee</text:p>
      <text:p text:style-name="P2"/>
      <text:p text:style-name="P2">3)Reminder email:</text:p>
      <text:p text:style-name="P2">=&gt;</text:p>
      <text:p text:style-name="P2">Subject:Friendly Reminder: -Outstanding Payment for [Service] <text:s/></text:p>
      <text:p text:style-name="P2"/>
      <text:p text:style-name="P2">Dear shreya, <text:s/></text:p>
      <text:p text:style-name="P2"/>
      <text:p text:style-name="P2">I hope this email finds you well. This is a gentle reminder that the payment for tuition fees for [March] <text:s/>is still pending. The due date was [5<text:span text:style-name="T1">th</text:span> march 2024], and the outstanding amount is [20000rs]. <text:s/></text:p>
      <text:p text:style-name="P2"/>
      <text:p text:style-name="P2">For your convenience, here are the payment details again: <text:s/></text:p>
      <text:p text:style-name="P2">- Amount Due: [₹20000] <text:s/></text:p>
      <text:p text:style-name="P2">- Due Date:[05/03/2024] <text:s/></text:p>
      <text:p text:style-name="P2">- Payment Methods:[Bank Transfer/Online Portal/Cash, etc.] <text:s/></text:p>
      <text:p text:style-name="P2"/>
      <text:p text:style-name="P2">Kindly process the payment at your earliest convenience to avoid any [late fees]. If you’ve already made the payment, please disregard this email or share the transaction details so we can update our records. <text:s/></text:p>
      <text:p text:style-name="P2"/>
      <text:p text:style-name="P2">For any questions or clarifications, feel free to reach me at [no-9998923914]. <text:s/></text:p>
      <text:p text:style-name="P2"/>
      <text:p text:style-name="P2">Thank you for your prompt attention to this matter. <text:s/></text:p>
      <text:p text:style-name="P2"/>
      <text:p text:style-name="P2"><text:soft-page-break/>Best regards, <text:s/></text:p>
      <text:p text:style-name="P2"><text:s/>vasundhara sharma</text:p>
      <text:p text:style-name="P2">excellent tuition classes</text:p>
      <text:p text:style-name="P2"/>
      <text:p text:style-name="P2">4)Asking for raise in salary:</text:p>
      <text:p text:style-name="P2">=&gt;</text:p>
      <text:p text:style-name="P2">Subject:Asking for raise in salary.</text:p>
      <text:p text:style-name="P2">Dear srujan sir, <text:s/></text:p>
      <text:p text:style-name="P2"/>
      <text:p text:style-name="P2">I hope you’re doing well. I’m writing to formally request a discussion regarding an adjustment to my current salary, in recognition of my contributions, performance, and the evolving scope of my role at [orchard company]. <text:s/></text:p>
      <text:p text:style-name="P2"/>
      <text:p text:style-name="P2">Over the past 5 years, I’ve consistently exceeded targets, led successful projects, taken on additional responsibilities. Specifically: <text:s/></text:p>
      <text:p text:style-name="P2">Achievement 1-Increased team productivity by 20% <text:s/></text:p>
      <text:p text:style-name="P2">Achievement-Successfully managed [7] key accounts <text:s text:c="3"/></text:p>
      <text:p text:style-name="P2"/>
      <text:p text:style-name="P2">Given these contributions and industry salary benchmarks for my role, I believe a salary adjustment to [25%more] would better reflect the value I bring to the team. <text:s/></text:p>
      <text:p text:style-name="P2"/>
      <text:p text:style-name="P2">I’d appreciate the opportunity to discuss this further at your convenience. Please let me know a suitable time for a meeting. Thank you for considering my request—I remain committed to delivering high-quality work for [orchard company]. <text:s/></text:p>
      <text:p text:style-name="P2"/>
      <text:p text:style-name="P2">Best regards, <text:s/></text:p>
      <text:p text:style-name="P2">hitesh batra</text:p>
      <text:p text:style-name="P2">chief technology officer</text:p>
      <text:p text:style-name="P2"/>
      <text:p text:style-name="P2">5)Resignation email:</text:p>
      <text:p text:style-name="P2">=&gt;</text:p>
      <text:p text:style-name="P2">Subject:Resignation – [meena randhawa] <text:s/></text:p>
      <text:p text:style-name="P2"/>
      <text:p text:style-name="P2">Dear pulkit sir, <text:s/></text:p>
      <text:p text:style-name="P2"><text:soft-page-break/></text:p>
      <text:p text:style-name="P2">I hope this email finds you well. I am writing to formally announce my resignation from my position as personal assistant at [jindal company], effective from last 2.5 years. <text:s/></text:p>
      <text:p text:style-name="P2"/>
      <text:p text:style-name="P2">This decision was not an easy one, but after careful consideration, I have decided to pursue a new opportunity. I am grateful for the opportunities I’ve had here, including working with an incredible team, leading impactful projects, or professional growth. <text:s/></text:p>
      <text:p text:style-name="P2"/>
      <text:p text:style-name="P2">Please let me know how I can assist during this transition—whether it’s training a replacement, documenting processes, or wrapping up pending tasks. I want to ensure a smooth handover. <text:s/></text:p>
      <text:p text:style-name="P2"/>
      <text:p text:style-name="P2">Thank you for your guidance and support during my time here. I’ve truly valued being part of [jindal company] and hope to stay in touch. <text:s/></text:p>
      <text:p text:style-name="P2"/>
      <text:p text:style-name="P2">Best regards, <text:s/></text:p>
      <text:p text:style-name="P2">meena randhawa</text:p>
      <text:p text:style-name="P2">personal assistant</text:p>
      <text:p text:style-name="P2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ya bhatt</meta:initial-creator>
    <meta:creation-date>2025-07-24T13:56:08.22</meta:creation-date>
    <dc:date>2025-07-26T12:06:33.65</dc:date>
    <dc:creator>diya bhatt</dc:creator>
    <meta:editing-duration>PT12M15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4" meta:paragraph-count="61" meta:word-count="667" meta:character-count="4277"/>
  </office:meta>
</office:document-meta>
</file>